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33.2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Default">
      <style:table-cell-properties fo:padding="0.71m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default-cell-style-name="ce3"/>
        <table:table-row table:style-name="ro1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 год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-й год нет данных, но они есть в отчёте за 2015-й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200" calcext:value-type="float">
            <text:p>15020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-й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100" calcext:value-type="float">
            <text:p>19141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1740" calcext:value-type="float">
            <text:p>191174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 год нет данных, но они есть в отчёте за 2015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ef9/Gosdoklad_2019_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office:value-type="string" calcext:value-type="string">
            <text:p>Таблица 150 на с. 258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://portal.dvinaland.ru/docs/pub/af1c7fa574d5a29ff3d89db933606f67/Doklad_2016.pdf</text:p>
          </table:table-cell>
          <table:table-cell office:value-type="string" calcext:value-type="string">
            <text:p>Таблица 181 на с. 268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portal.dvinaland.ru/docs/pub/85e9d60d131e8a95e3d74f1a086740ca/Doklad_2017.pdf</text:p>
          </table:table-cell>
          <table:table-cell office:value-type="string" calcext:value-type="string">
            <text:p>Таблица 170 на с. 266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https://portal.dvinaland.ru/docs/pub/384f462435bdaf81b24467a7cdcff979/Doklad_2018.pdf</text:p>
          </table:table-cell>
          <table:table-cell office:value-type="string" calcext:value-type="string">
            <text:p>Таблица 5.1-4 на с. 292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8250" calcext:value-type="float">
            <text:p>2825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24700" calcext:value-type="float">
            <text:p>247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740" calcext:value-type="float">
            <text:p>2274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35500" calcext:value-type="float">
            <text:p>1355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42900" calcext:value-type="float">
            <text:p>1429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41200" calcext:value-type="float">
            <text:p>14120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33800" calcext:value-type="float">
            <text:p>1338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41400" calcext:value-type="float">
            <text:p>141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Уфа.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747" calcext:value-type="float">
            <text:p>52747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7782" calcext:value-type="float">
            <text:p>57782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68363" calcext:value-type="float">
            <text:p>68363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5995" calcext:value-type="float">
            <text:p>75995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8118" calcext:value-type="float">
            <text:p>681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 плюс Мысковский (городской округ, граничащий с Новокузнецком; в идеале его, пожалуй, нужно добавить ко всем данным по Новокузнецку, но всех данных у нас нет)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4068" calcext:value-type="float">
            <text:p>6406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 плюс Мысковский городской округ (граничит с Новокузнецком).</text:p>
          </table:table-cell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1.1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2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3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4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d_-_2015_13.09.2016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doklad_2016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v_samarskoj_oblasti_za_2017_god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na_territorii_samarskoj_oblasti_-_2018_god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8/gosdoklad-2019-itog.pdf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2013-ep/doclad_2012.pdf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–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 office:value-type="float" office:value="96887" calcext:value-type="float">
            <text:p>96887</text:p>
          </table:table-cell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office:value-type="string" calcext:value-type="string">
            <text:p>Таблица 13.9.1 на с. 152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2–13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248" calcext:value-type="float">
            <text:p>52248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17083" calcext:value-type="float">
            <text:p>117083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6025" calcext:value-type="float">
            <text:p>136025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8045" calcext:value-type="float">
            <text:p>78045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8–19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office:value-type="string" calcext:value-type="string">
            <text:p>Таблица 10.2 на с. 76.</text:p>
          </table:table-cell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4107" calcext:value-type="float">
            <text:p>14107</text:p>
          </table:table-cell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Таблица 1.2.4 на с. 35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office:value-type="string" calcext:value-type="string">
            <text:p>Таблица 1.2.4 на с. 35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office:value-type="string" calcext:value-type="string">
            <text:p>Таблица 1.2.21 на с. 51–52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27154" calcext:value-type="float">
            <text:p>27154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. 111–112 госдоклада за 2013 год, произведение по табл. 2.2.4 (доля ПАО «Северсталь» в выбросах) и табл. 2.2.5 (выбросы диоксида серы за 2012-й год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. 111–112, произведение по табл. 2.2.4 (доля ПАО «Северсталь» в выбросах) и табл. 2.2.5 (выбросы диоксида серы за 2013-й год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. 111, произведение по табл. 2.2.4 (доля ПАО «Северсталь» в выбросах) и табл. 2.2.5 (выбросы диоксида серы за 2014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. 106, произведение по табл. 2.2.4 (доля ПАО «Северсталь» в выбросах) и табл. 2.2.5 (выбросы диоксида серы за 2015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. 108–109, произведение по табл. 2.2.4 (доля ПАО «Северсталь» в выбросах) и табл. 2.2.5 (выбросы диоксида серы за 2016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. 113–114, произведение по табл. 2.2.4 (доля ПАО «Северсталь» в выбросах) и табл. 2.2.5 (выбросы диоксида серы за 2017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.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по форме 2-ТП (воздух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по форме 2-ТП (воздух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  <table:table-row table:style-name="ro2" table:number-rows-repeated="104789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eneral_sources" table:style-name="ta1">
        <office:forms form:automatic-focus="false" form:apply-design-mode="false"/>
        <table:table-column table:style-name="co4" table:default-cell-style-name="ce6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ferences</text:p>
          </table:table-cell>
        </table:table-row>
        <table:table-row table:style-name="ro2">
          <table:table-cell table:style-name="Default" office:value-type="string" calcext:value-type="string">
            <text:p>Nickel+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territory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priroda.samregion.ru/category/ohrana_okr_sredbi/doklad_ob_eko_situatsii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 terriroty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l region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(all)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</table:table-row>
        <table:table-row table:style-name="ro2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http://old.rpn.gov.ru/opendata/7703381225-twotp-vozduh</text:p>
          </table:table-cell>
        </table:table-row>
      </table:table>
      <table:table table:name="Description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Лист «Data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держит доступные в открытых источниках данные по выбросам диоксида серы для 30 источников загрязнения за 2005–2019 годы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Номер источника загрязнения. Соответствует номеру в каталогах по данным дистанционного зондирования.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Кодовое название источника загрязнения. Соответствует названию в каталогах по данным дистанционного зондирования. Обычно это название города, в котором расположен источник загрязнения.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Год, для которого указан объём выбросов. Обычно совпадает с годом, указанным в источнике информации, но иногда отличается. Если есть отличия, то об этом написано в поле comment</text:p>
          </table:table-cell>
          <table:table-cell/>
        </table:table-row>
        <table:table-row table:style-name="ro2">
          <table:table-cell office:value-type="string" calcext:value-type="string">
            <text:p>data_soruce</text:p>
          </table:table-cell>
          <table:table-cell office:value-type="string" calcext:value-type="string">
            <text:p>Обозначение источника данных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stat</text:p>
          </table:table-cell>
          <table:table-cell office:value-type="string" calcext:value-type="string">
            <text:p>Сайт Росстата https://gks.ru Данные обычно взяты из «Базы данных показателей муниципальных образований» с помощью инструментов построения таблицы или формирования паспорта муниципального образования.</text:p>
          </table:table-cell>
        </table:table-row>
        <table:table-row table:style-name="ro2">
          <table:table-cell/>
          <table:table-cell office:value-type="string" calcext:value-type="string">
            <text:p>state_report</text:p>
          </table:table-cell>
          <table:table-cell office:value-type="string" calcext:value-type="string">
            <text:p>Государственный доклад о состоянии и об охране окружающей среды в соответствующем регионе. Иногда он называется немного по-другому, но суть не меняется: это главный официальный документ о состоянии окружающей среды, подготавливаемый в данном регионе. Иногда в регионе делают два похожих доклада — в таком случае использовался более подробный и больше похожий по названию на доклад о состоянии и охране окружающей среды.</text:p>
          </table:table-cell>
        </table:table-row>
        <table:table-row table:style-name="ro2">
          <table:table-cell/>
          <table:table-cell office:value-type="string" calcext:value-type="string">
            <text:p>corporate_report</text:p>
          </table:table-cell>
          <table:table-cell office:value-type="string" calcext:value-type="string">
            <text:p>Корпоративный отчёт организации, которая владеет основным источником загрязнения на данной территории (например, «Норникеля» в Норильске). Это не самый частый источник, потому что такая отчётность есть далеко не у всех организаций. Кроме того, во многих случаях вместо одного основного источника загрязнения на территории находится много маленьких (например, в Москве), поэтому посчитать выбросы по отчётности организаций очень трудно.</text:p>
          </table:table-cell>
        </table:table-row>
        <table:table-row table:style-name="ro2">
          <table:table-cell/>
          <table:table-cell office:value-type="string" calcext:value-type="string">
            <text:p>eco_passport</text:p>
          </table:table-cell>
          <table:table-cell office:value-type="string" calcext:value-type="string">
            <text:p>Экологический паспорт региона. Есть только у Липецкой области и только из-за неё и включён в список.</text:p>
          </table:table-cell>
        </table:table-row>
        <table:table-row table:style-name="ro2">
          <table:table-cell/>
          <table:table-cell office:value-type="string" calcext:value-type="string">
            <text:p>2tp</text:p>
          </table:table-cell>
          <table:table-cell office:value-type="string" calcext:value-type="string">
            <text:p>Сводные данные статистической отчётности по форме 2-ТП (воздух), опубликованные на сайте Росприроднадзора. Есть только за 2018–2019 год.</text:p>
          </table:table-cell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Объём выброса диоксида серы (SO2), взятый из данного источника. Значения в тысячах тонн и округлены до целых.</text:p>
          </table:table-cell>
          <table:table-cell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Ссылка на источник данных. По общему правилу — прямая, то есть ведёт непосредственно на файл или на страницу сайта. В случае с Росстатом — иногда общая, то есть ведёт на конструктор таблицы. Иногда в этом поле несколько ссылок (например, если госдоклад разбит на несколько файлов). Более общие ссылки (на страницы со списком госдокладов или корпоративных отчётов) находятся на листе General_sources.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Примечания. Обычно это указание на конкретную страницу файла, номер таблицы или иное уточнение, позволяющее понять, откуда именно взято значение в поле value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Лист «General_sources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держит список гиперссылок на страницы с госдокладами, корпоративными отчётами и сводной статистикой по форме 2-ТП (воздух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Кодовое название источника загрязнения. Соответствует полю name на листе Data и названию в каталогах по данным дистанционного зондирования. Обычно это название города, в котором расположен источник загрязнения.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Территория, на которой находится источник загрязнения. Это субъект России или Россия в целом (для статистики по форме 2-ТП (воздух).</text:p>
          </table:table-cell>
          <table:table-cell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Ссылка на страницу со списком госдокладов, корпоративных отчётов или с архивом, содержащим сводную статистику по форме 2-ТП (воздух)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.00.0000</text:date>, <text:time style:data-style-name="N2" text:time-value="11:34:52.6973597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8-04T17:11:25.487345504</dc:date>
    <dc:creator>Anonymous  </dc:creator>
    <meta:editing-duration>P1DT19H27M4S</meta:editing-duration>
    <meta:editing-cycles>190</meta:editing-cycles>
    <meta:generator>LibreOffice/6.2.4.2$Linux_X86_64 LibreOffice_project/20$Build-2</meta:generator>
    <meta:document-statistic meta:table-count="3" meta:cell-count="3915" meta:object-count="0"/>
  </office:meta>
</office:document-meta>
</file>